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38857" officeooo:paragraph-rsid="00038857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etodos String</text:h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8:31:05.900357970</meta:creation-date>
    <dc:date>2023-02-05T08:32:34.430028530</dc:date>
    <meta:editing-duration>PT1M30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7.3.7.2$Linux_X86_64 LibreOffice_project/30$Build-2</meta:generator>
  </office:meta>
</office:document-meta>
</file>